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0.379cm" fo:min-width="0.129cm" fo:padding-top="1.27cm"/>
    </style:style>
    <style:style style:name="gr2" style:family="graphic" style:parent-style-name="standard">
      <style:graphic-properties draw:textarea-horizontal-align="justify" draw:textarea-vertical-align="bottom" draw:auto-grow-height="false" fo:min-height="0.132cm" fo:min-width="0cm" fo:padding-top="1.27cm"/>
    </style:style>
    <style:style style:name="gr3" style:family="graphic" style:parent-style-name="objectwithoutfill">
      <style:graphic-properties svg:stroke-width="0.035cm" draw:marker-start-width="0.215cm" draw:marker-end="Rounded_20_large_20_Arrow" draw:marker-end-width="0.09cm" draw:fill="none" draw:textarea-vertical-align="middle" fo:padding-top="0.142cm" fo:padding-bottom="0.142cm" fo:padding-left="0.267cm" fo:padding-right="0.267cm" draw:shadow-offset-x="0.203cm" draw:shadow-offset-y="0.203cm"/>
    </style:style>
    <style:style style:name="gr4" style:family="graphic" style:parent-style-name="standard">
      <style:graphic-properties draw:textarea-horizontal-align="justify" draw:textarea-vertical-align="bottom" draw:auto-grow-height="false" fo:min-height="0cm" fo:min-width="0cm" fo:padding-top="1.27cm"/>
    </style:style>
    <style:style style:name="gr5" style:family="graphic" style:parent-style-name="standard">
      <style:graphic-properties draw:stroke="none" svg:stroke-width="0.141cm" draw:marker-start-width="0.41cm" draw:marker-end-width="0.41cm" draw:fill="solid" draw:fill-color="#cccccc" draw:textarea-horizontal-align="justify" draw:textarea-vertical-align="middle" draw:auto-grow-height="false" fo:min-height="0.3cm" fo:min-width="4.622cm" fo:padding-top="0.194cm" fo:padding-bottom="0.194cm" fo:padding-left="0.319cm" fo:padding-right="0.319cm"/>
    </style:style>
    <style:style style:name="gr6" style:family="graphic" style:parent-style-name="standard">
      <style:graphic-properties draw:stroke="none" svg:stroke-width="0.141cm" draw:marker-start-width="0.41cm" draw:marker-end-width="0.41cm" draw:fill="solid" draw:fill-color="#cccccc" draw:textarea-horizontal-align="justify" draw:textarea-vertical-align="middle" draw:auto-grow-height="false" fo:min-height="0.3cm" fo:min-width="5.349cm" fo:padding-top="0.194cm" fo:padding-bottom="0.194cm" fo:padding-left="0.319cm" fo:padding-right="0.319cm"/>
    </style:style>
    <style:style style:name="gr7" style:family="graphic" style:parent-style-name="standard">
      <style:graphic-properties draw:stroke="none" svg:stroke-width="0.141cm" draw:marker-start-width="0.41cm" draw:marker-end-width="0.41cm" draw:fill="solid" draw:fill-color="#cccccc" draw:textarea-horizontal-align="justify" draw:textarea-vertical-align="middle" draw:auto-grow-height="false" fo:min-height="0.3cm" fo:min-width="6.4cm" fo:padding-top="0.194cm" fo:padding-bottom="0.194cm" fo:padding-left="0.319cm" fo:padding-right="0.3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top="0.356cm" fo:margin-bottom="0cm" fo:text-align="center"/>
    </style:style>
    <style:style style:name="P4" style:family="paragraph">
      <style:paragraph-properties fo:margin-top="0.356cm" fo:margin-bottom="0cm"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  <style:text-properties fo:font-size="8pt" style:font-size-asian="8pt" style:font-size-complex="8pt"/>
    </style:style>
    <style:style style:name="P7" style:family="paragraph">
      <loext:graphic-properties draw:fill="solid" draw:fill-color="#cccccc"/>
      <style:paragraph-properties fo:text-align="start"/>
      <style:text-properties style:font-name="Courier New" fo:font-size="8pt" style:font-size-asian="8pt" style:font-size-complex="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0.889cm" svg:height="0.889cm" svg:x="8.794cm" svg:y="12.513cm">
          <text:p text:style-name="P1"><text:span text:style-name="T1">Lucene at AS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" draw:id="id1" draw:layer="layout" svg:width="0.889cm" svg:height="0.889cm" svg:x="12.506cm" svg:y="12.513cm">
          <text:p text:style-name="P3"><text:span text:style-name="T2">Solr at ASF (incubator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12.506cm" svg:y="9.941cm">
          <text:p text:style-name="P1"><text:span text:style-name="T1">Solr moved to Lucene SV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0.889cm" svg:height="0.889cm" svg:x="8.794cm" svg:y="7.858cm">
          <text:p text:style-name="P1"><text:span text:style-name="T1">Solr and Lucene 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8.857cm" svg:y="5.267cm">
          <text:p text:style-name="P1"><text:span text:style-name="T1">SOLR-2452 build reshuff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svg:x1="12.95cm" svg:y1="12.513cm" svg:x2="12.95cm" svg:y2="10.83cm" draw:start-shape="id1" draw:start-glue-point="4" draw:end-shape="id2" draw:end-glue-point="8" svg:d="M12950 12513v-1683" svg:viewBox="0 0 1 1684">
          <text:p/>
        </draw:connector>
        <draw:connector draw:style-name="gr3" draw:text-style-name="P5" draw:layer="layout" svg:x1="9.238cm" svg:y1="12.513cm" svg:x2="9.238cm" svg:y2="8.747cm" draw:start-shape="id3" draw:start-glue-point="4" draw:end-shape="id4" draw:end-glue-point="8" svg:d="M9238 12513v-3766" svg:viewBox="0 0 1 3767">
          <text:p/>
        </draw:connector>
        <draw:connector draw:style-name="gr3" draw:text-style-name="P5" draw:layer="layout" svg:x1="12.95cm" svg:y1="9.941cm" svg:x2="9.683cm" svg:y2="8.302cm" draw:start-shape="id2" draw:start-glue-point="4" draw:end-shape="id4" draw:end-glue-point="10" svg:d="M12950 9941v-1639h-3267" svg:viewBox="0 0 3268 1640">
          <text:p/>
        </draw:connector>
        <draw:connector draw:style-name="gr3" draw:text-style-name="P5" draw:layer="layout" svg:x1="9.238cm" svg:y1="7.858cm" svg:x2="9.238cm" svg:y2="6.029cm" draw:start-shape="id4" draw:start-glue-point="4" draw:end-shape="id5" draw:end-glue-point="6" svg:d="M9238 7858v-1829" svg:viewBox="0 0 1 1830">
          <text:p/>
        </draw:connector>
        <draw:connector draw:style-name="gr3" draw:text-style-name="P5" draw:layer="layout" svg:x1="9.238cm" svg:y1="5.267cm" svg:x2="9.238cm" svg:y2="3.159cm" draw:start-shape="id5" draw:start-glue-point="4" draw:end-shape="id6" draw:end-glue-point="6" svg:d="M9238 5267v-2108" svg:viewBox="0 0 1 2109">
          <text:p/>
        </draw:connector>
        <draw:custom-shape draw:style-name="gr4" draw:text-style-name="P2" xml:id="id6" draw:id="id6" draw:layer="layout" svg:width="0.762cm" svg:height="0.762cm" svg:x="8.857cm" svg:y="2.397cm">
          <text:p text:style-name="P1"><text:span text:style-name="T1">trunk (master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7" draw:layer="layout" svg:width="5.334cm" svg:height="0.762cm" svg:x="13.522cm" svg:y="9.99cm">
          <text:p text:style-name="P6"><text:span text:style-name="T3">GIT: grafts/solr-oldest</text:span></text:p>
          <text:p text:style-name="P6"><text:span text:style-name="T3">SVN: lucene/solr/trunk@4972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061cm" svg:height="0.762cm" svg:x="13.557cm" svg:y="12.63cm">
          <text:p text:style-name="P6"><text:span text:style-name="T3">GIT: grafts/solr-incubator-oldest</text:span></text:p>
          <text:p text:style-name="P6"><text:span text:style-name="T3">SVN: incubator/solr/trunk@3699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6.061cm" svg:height="0.762cm" svg:x="2.6cm" svg:y="12.657cm">
          <text:p text:style-name="P6"><text:span text:style-name="T3">GIT: grafts/lucene-oldest</text:span></text:p>
          <text:p text:style-name="P6"><text:span text:style-name="T3">SVN: lucene/java/trunk@1495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7.112cm" svg:height="0.762cm" svg:x="1.457cm" svg:y="7.985cm">
          <text:p text:style-name="P6"><text:span text:style-name="T3">GIT: grafts/lucene-solr-oldest-merged</text:span></text:p>
          <text:p text:style-name="P6"><text:span text:style-name="T3">SVN: lucene/solr/branches/newtrunk@9244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7.112cm" svg:height="0.762cm" svg:x="1.508cm" svg:y="5.318cm">
          <text:p text:style-name="P6"><text:span text:style-name="T3">GIT: 5e5e27e7633fcc7</text:span></text:p>
          <text:p text:style-name="P6"><text:span text:style-name="T3">SVN: lucene/dev/branches/solr2452@11441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draw:layer="layout" svg:width="7.112cm" svg:height="0.762cm" svg:x="1.408cm" svg:y="2.397cm">
          <text:p text:style-name="P6"><text:span text:style-name="T3">GIT: master</text:span></text:p>
          <text:p text:style-name="P6"><text:span text:style-name="T3">SVN: lucene/dev/tru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30T09:38:00.721000000</meta:creation-date>
    <dc:date>2015-12-30T10:04:29.704000000</dc:date>
    <meta:editing-duration>PT13M46S</meta:editing-duration>
    <meta:editing-cycles>2</meta:editing-cycles>
    <meta:generator>LibreOffice/5.0.2.2$Windows_X86_64 LibreOffice_project/37b43f919e4de5eeaca9b9755ed688758a8251fe</meta:generator>
    <meta:document-statistic meta:object-count="17"/>
  </office:meta>
</office:document-meta>
</file>